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2000000E000000DD000000DD1959CE85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Object 2/Pictures/2000000E000000DD000000DD7195D5D9.svm"/>
  <manifest:file-entry manifest:media-type="" manifest:full-path="Object 2/Pictures/2000000E000000DD000000DD332AEEF0.svm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78cm"/>
    </style:style>
    <style:style style:name="co2" style:family="table-column">
      <style:table-column-properties fo:break-before="auto" style:column-width="4.994cm"/>
    </style:style>
    <style:style style:name="co3" style:family="table-column">
      <style:table-column-properties fo:break-before="auto" style:column-width="5.937cm"/>
    </style:style>
    <style:style style:name="co4" style:family="table-column">
      <style:table-column-properties fo:break-before="auto" style:column-width="7.491cm"/>
    </style:style>
    <style:style style:name="co5" style:family="table-column">
      <style:table-column-properties fo:break-before="auto" style:column-width="9.32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formula="of:=MIN([.A4:.A603])" office:value-type="float" office:value="69">
            <text:p>69</text:p>
          </table:table-cell>
          <table:table-cell table:formula="of:=MIN([.B4:.B603])" office:value-type="float" office:value="2">
            <text:p>2</text:p>
          </table:table-cell>
          <table:table-cell table:formula="of:=MIN([.C4:.C603])" office:value-type="float" office:value="10">
            <text:p>10</text:p>
          </table:table-cell>
          <table:table-cell table:formula="of:=MIN([.D4:.D603])" office:value-type="float" office:value="65">
            <text:p>65</text:p>
          </table:table-cell>
          <table:table-cell table:formula="of:=MIN([.E4:.E603])" office:value-type="float" office:value="15">
            <text:p>15</text:p>
          </table:table-cell>
        </table:table-row>
        <table:table-row table:style-name="ro1">
          <table:table-cell table:formula="of:=AVERAGE([.A4:.A603])" office:value-type="float" office:value="69.9383333333333">
            <text:p>69,94</text:p>
          </table:table-cell>
          <table:table-cell table:formula="of:=AVERAGE([.B4:.B603])" office:value-type="float" office:value="52.01">
            <text:p>52,01</text:p>
          </table:table-cell>
          <table:table-cell table:formula="of:=AVERAGE([.C4:.C603])" office:value-type="float" office:value="68.2316666666667">
            <text:p>68,23</text:p>
          </table:table-cell>
          <table:table-cell table:formula="of:=AVERAGE([.D4:.D603])" office:value-type="float" office:value="70.4516666666667">
            <text:p>70,45</text:p>
          </table:table-cell>
          <table:table-cell table:formula="of:=AVERAGE([.E4:.E603])" office:value-type="float" office:value="61.0716666666667">
            <text:p>61,07</text:p>
          </table:table-cell>
        </table:table-row>
        <table:table-row table:style-name="ro1">
          <table:table-cell office:value-type="string">
            <text:p>GPU (Alfa = 1)</text:p>
          </table:table-cell>
          <table:table-cell table:style-name="ce1" office:value-type="string">
            <text:p>CPU (Single Thread, Alfa = 0)</text:p>
          </table:table-cell>
          <table:table-cell office:value-type="string">
            <text:p>CPU (Multi Thread, Alfa = 0)</text:p>
          </table:table-cell>
          <table:table-cell office:value-type="string">
            <text:p>GPU + CPU (Multi Thread, Alfa = 0.5)</text:p>
          </table:table-cell>
          <table:table-cell office:value-type="string">
            <text:p>GPU + CPU (Single Thread, Alfa = 0.5)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table:number-columns-repeated="3" office:value-type="float" office:value="71">
            <text:p>7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54">
            <text:p>54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  <draw:frame table:end-cell-address="Sheet1.G23" table:end-x="1.333cm" table:end-y="0.348cm" draw:z-index="1" draw:style-name="gr1" svg:width="21.967cm" svg:height="6.987cm" svg:x="4.292cm" svg:y="0.135cm">
              <draw:object draw:notify-on-update-of-ranges="Sheet1.B3:Sheet1.B3 Sheet1.B4:Sheet1.B303 Sheet1.E3:Sheet1.E3 Sheet1.E4:Sheet1.E30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43">
            <text:p>43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table:number-columns-repeated="3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3">
            <text:p>23</text:p>
          </table:table-cell>
          <table:table-cell table:number-columns-repeated="2" office:value-type="float" office:value="71">
            <text:p>71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table:number-columns-repeated="3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53">
            <text:p>53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2">
            <text:p>72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3" office:value-type="float" office:value="71">
            <text:p>7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59">
            <text:p>59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table:number-columns-repeated="3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float" office:value="73">
            <text:p>73</text:p>
            <draw:frame table:end-cell-address="Sheet1.G44" table:end-x="1.391cm" table:end-y="0.452cm" draw:z-index="0" draw:style-name="gr1" svg:width="21.967cm" svg:height="6.987cm" svg:x="4.35cm" svg:y="0.239cm">
              <draw:object draw:notify-on-update-of-ranges="Sheet1.C3:Sheet1.C3 Sheet1.C4:Sheet1.C303 Sheet1.D3:Sheet1.D3 Sheet1.D4:Sheet1.D30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3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4"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2">
            <text:p>52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2">
            <text:p>32</text:p>
          </table:table-cell>
          <table:table-cell office:value-type="float" office:value="73">
            <text:p>73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3">
            <text:p>13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2">
            <text:p>52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0">
            <text:p>20</text:p>
          </table:table-cell>
          <table:table-cell table:number-columns-repeated="2" office:value-type="float" office:value="71">
            <text:p>7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3">
            <text:p>73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0">
            <text:p>40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table:number-columns-repeated="2" office:value-type="float" office:value="71">
            <text:p>7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float" office:value="66">
            <text:p>6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6">
            <text:p>56</text:p>
          </table:table-cell>
          <table:table-cell office:value-type="float" office:value="70">
            <text:p>7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table:number-columns-repeated="2" office:value-type="float" office:value="71">
            <text:p>71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3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5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table:number-columns-repeated="2" office:value-type="float" office:value="71">
            <text:p>71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table:number-columns-repeated="3"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2">
            <text:p>42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1">
            <text:p>7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2">
            <text:p>22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4" office:value-type="float" office:value="71">
            <text:p>7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table:number-columns-repeated="5"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8">
            <text:p>38</text:p>
          </table:table-cell>
          <table:table-cell table:number-columns-repeated="3" office:value-type="float" office:value="71">
            <text:p>71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3" office:value-type="float" office:value="70">
            <text:p>7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4" office:value-type="float" office:value="71">
            <text:p>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49">
            <text:p>49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3">
            <text:p>33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6">
            <text:p>56</text:p>
          </table:table-cell>
          <table:table-cell table:number-columns-repeated="2" office:value-type="float" office:value="70">
            <text:p>7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5">
            <text:p>65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56">
            <text:p>56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66">
            <text:p>66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table:number-columns-repeated="3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3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number-columns-repeated="4" office:value-type="float" office:value="70">
            <text:p>7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2">
            <text:p>52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1">
            <text:p>41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3">
            <text:p>63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71">
            <text:p>7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4">
            <text:p>54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5">
            <text:p>55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table:number-columns-repeated="2" office:value-type="float" office:value="70">
            <text:p>7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7">
            <text:p>57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48">
            <text:p>48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3" office:value-type="float" office:value="71">
            <text:p>7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9">
            <text:p>19</text:p>
          </table:table-cell>
          <table:table-cell office:value-type="float" office:value="65">
            <text:p>65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3">
            <text:p>73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73">
            <text:p>73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8">
            <text:p>58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table:number-columns-repeated="3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3">
            <text:p>53</text:p>
          </table:table-cell>
          <table:table-cell office:value-type="float" office:value="69">
            <text:p>6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3" office:value-type="float" office:value="71">
            <text:p>71</text:p>
          </table:table-cell>
        </table:table-row>
        <table:table-row table:style-name="ro1">
          <table:table-cell table:number-columns-repeated="5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3">
            <text:p>73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3">
            <text:p>23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49">
            <text:p>4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table:number-columns-repeated="2" office:value-type="float" office:value="70">
            <text:p>7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table:number-columns-repeated="2" office:value-type="float" office:value="71">
            <text:p>7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4">
            <text:p>14</text:p>
          </table:table-cell>
          <table:table-cell table:number-columns-repeated="2" office:value-type="float" office:value="70">
            <text:p>7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6">
            <text:p>46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2">
            <text:p>52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table:number-columns-repeated="3"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1">
            <text:p>5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3">
            <text:p>53</text:p>
          </table:table-cell>
          <table:table-cell office:value-type="float" office:value="62">
            <text:p>6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2">
            <text:p>12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7">
            <text:p>37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table:number-columns-repeated="2"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3">
            <text:p>73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table:number-columns-repeated="3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71">
            <text:p>7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3">
            <text:p>63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3">
            <text:p>13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69">
            <text:p>6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5">
            <text:p>35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3">
            <text:p>13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59">
            <text:p>59</text:p>
          </table:table-cell>
          <table:table-cell office:value-type="float" office:value="71">
            <text:p>7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1">
            <text:p>21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7">
            <text:p>37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3">
            <text:p>53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4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1">
            <text:p>21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3">
            <text:p>13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7">
            <text:p>37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table:number-columns-repeated="4" office:value-type="float" office:value="70">
            <text:p>7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57">
            <text:p>57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3">
            <text:p>13</text:p>
          </table:table-cell>
          <table:table-cell table:number-columns-repeated="2" office:value-type="float" office:value="71">
            <text:p>7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table:number-columns-repeated="2" office:value-type="float" office:value="71">
            <text:p>7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float" office:value="71">
            <text:p>7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4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5"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6">
            <text:p>36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table:number-columns-repeated="3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55">
            <text:p>55</text:p>
          </table:table-cell>
          <table:table-cell table:number-columns-repeated="3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3"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3">
            <text:p>63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table:number-columns-repeated="5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3">
            <text:p>13</text:p>
          </table:table-cell>
          <table:table-cell table:number-columns-repeated="3" office:value-type="float" office:value="71">
            <text:p>7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1">
            <text:p>11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5">
            <text:p>15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table:number-columns-repeated="2" office:value-type="float" office:value="69">
            <text:p>69</text:p>
          </table:table-cell>
          <table:table-cell table:number-columns-repeated="3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4">
            <text:p>54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table:number-columns-repeated="3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73">
            <text:p>73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table:number-columns-repeated="4" office:value-type="float" office:value="70">
            <text:p>7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49">
            <text:p>49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6">
            <text:p>56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55">
            <text:p>55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3">
            <text:p>73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  <table:table-cell table:number-columns-repeated="2" office:value-type="float" office:value="70">
            <text:p>7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3">
            <text:p>23</text:p>
          </table:table-cell>
          <table:table-cell table:number-columns-repeated="2" office:value-type="float" office:value="71">
            <text:p>71</text:p>
          </table:table-cell>
          <table:table-cell office:value-type="float" office:value="68">
            <text:p>68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5">
            <text:p>55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3">
            <text:p>73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6">
            <text:p>56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5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1">
            <text:p>41</text:p>
          </table:table-cell>
          <table:table-cell table:number-columns-repeated="2" office:value-type="float" office:value="71">
            <text:p>7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70">
            <text:p>7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6">
            <text:p>46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1">
            <text:p>7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68">
            <text:p>68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6">
            <text:p>16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3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52">
            <text:p>52</text:p>
          </table:table-cell>
          <table:table-cell office:value-type="float" office:value="70">
            <text:p>7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3">
            <text:p>53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table:number-columns-repeated="2" office:value-type="float" office:value="71">
            <text:p>7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table:number-columns-repeated="3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5">
            <text:p>35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49">
            <text:p>4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3">
            <text:p>23</text:p>
          </table:table-cell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table:number-columns-repeated="3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3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2">
            <text:p>62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table:number-columns-repeated="2" office:value-type="float" office:value="71">
            <text:p>7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9">
            <text:p>59</text:p>
          </table:table-cell>
          <table:table-cell table:number-columns-repeated="3"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table:number-columns-repeated="5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3" office:value-type="float" office:value="70">
            <text:p>7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table:number-columns-repeated="2" office:value-type="float" office:value="71">
            <text:p>7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9">
            <text:p>29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5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69">
            <text:p>69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4">
            <text:p>14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table:number-columns-repeated="5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1">
            <text:p>7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1">
            <text:p>21</text:p>
          </table:table-cell>
          <table:table-cell table:number-columns-repeated="3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2">
            <text:p>12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6">
            <text:p>16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9">
            <text:p>59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1">
            <text:p>31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table:number-columns-repeated="4"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5">
            <text:p>65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73">
            <text:p>73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3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3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6">
            <text:p>56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49">
            <text:p>4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table:number-columns-repeated="2" office:value-type="float" office:value="70">
            <text:p>7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5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4">
            <text:p>64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56">
            <text:p>56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0">
            <text:p>50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45">
            <text:p>45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68">
            <text:p>68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3">
            <text:p>13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6">
            <text:p>56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71">
            <text:p>7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9">
            <text:p>29</text:p>
          </table:table-cell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table:number-columns-repeated="3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59">
            <text:p>59</text:p>
          </table:table-cell>
          <table:table-cell office:value-type="float" office:value="71">
            <text:p>7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4"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66">
            <text:p>66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6">
            <text:p>16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table:number-columns-repeated="2" office:value-type="float" office:value="69">
            <text:p>69</text:p>
          </table:table-cell>
          <table:table-cell office:value-type="float" office:value="60">
            <text:p>60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3">
            <text:p>53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4"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29">
            <text:p>29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9">
            <text:p>29</text:p>
          </table:table-cell>
          <table:table-cell table:number-columns-repeated="2" office:value-type="float" office:value="70">
            <text:p>7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1">
            <text:p>61</text:p>
          </table:table-cell>
          <table:table-cell office:value-type="float" office:value="52">
            <text:p>52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1">
            <text:p>61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9">
            <text:p>59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69">
            <text:p>69</text:p>
          </table:table-cell>
          <table:table-cell office:value-type="float" office:value="57">
            <text:p>57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4" office:value-type="float" office:value="70">
            <text:p>7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6">
            <text:p>26</text:p>
          </table:table-cell>
          <table:table-cell office:value-type="float" office:value="72">
            <text:p>72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4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table:number-columns-repeated="5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9">
            <text:p>59</text:p>
          </table:table-cell>
          <table:table-cell table:number-columns-repeated="2" office:value-type="float" office:value="71">
            <text:p>7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2">
            <text:p>52</text:p>
          </table:table-cell>
          <table:table-cell table:number-columns-repeated="3" office:value-type="float" office:value="70">
            <text:p>70</text:p>
          </table:table-cell>
        </table:table-row>
        <table:table-row table:style-name="ro1">
          <table:table-cell table:number-columns-repeated="4" office:value-type="float" office:value="70">
            <text:p>7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table:number-columns-repeated="3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2">22/07/2009</text:date>, <text:time>03:0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5T18:32:34.48</meta:creation-date>
    <dc:date>2009-07-22T03:07:24.62</dc:date>
    <meta:editing-duration>PT03H27M44S</meta:editing-duration>
    <meta:editing-cycles>16</meta:editing-cycles>
    <meta:generator>OpenOffice.org/3.1$Win32 OpenOffice.org_project/310m11$Build-9399</meta:generator>
    <meta:document-statistic meta:table-count="3" meta:cell-count="30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8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arrow-down" chart:symbol-width="0cm" chart:symbol-height="0cm">
        <chart:symbol-image xlink:href="Pictures/2000000E000000DD000000DD1959CE85.svm" xlink:type="simple" xlink:actuate="onLoad"/>
      </style:chart-properties>
      <style:graphic-properties svg:stroke-width="0cm" svg:stroke-color="#00cccc" svg:stroke-opacity="50%" draw:fill-color="#00cccc" draw:opacity="5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cm" chart:symbol-height="0cm"/>
      <style:graphic-properties svg:stroke-width="0cm" svg:stroke-color="#ff3333" draw:fill-color="#ff3333"/>
      <style:text-properties fo:font-size="6pt" style:font-size-asian="6pt" style:font-size-complex="6pt"/>
    </style:style>
    <style:style style:name="ch12" style:family="chart">
      <style:graphic-properties draw:stroke="solid" draw:stroke-dash="Ultrafine_20_Dashe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1.968cm" svg:height="6.988cm" chart:class="chart:line" chart:style-name="ch1">
        <chart:title svg:x="7.121cm" svg:y="0.14cm" chart:style-name="ch2">
          <text:p>FPS Durante Navegação (ATI HD 4850)</text:p>
        </chart:title>
        <chart:legend chart:legend-position="end" svg:x="16.831cm" svg:y="2.788cm" chart:style-name="ch3"/>
        <chart:plot-area chart:style-name="ch4" table:cell-range-address="Sheet1.C3:Sheet1.D303" chart:data-source-has-labels="row" svg:x="0.675cm" svg:y="0.78cm" svg:width="15.556cm" svg:height="5.989cm">
          <chart:axis chart:dimension="x" chart:name="primary-x" chart:style-name="ch5">
            <chart:title svg:x="8.275cm" svg:y="6.311cm" chart:style-name="ch6">
              <text:p>Frame</text:p>
            </chart:title>
          </chart:axis>
          <chart:axis chart:dimension="y" chart:name="primary-y" chart:style-name="ch7">
            <chart:title svg:x="0.437cm" svg:y="5.01cm" chart:style-name="ch8">
              <text:p>Frames por segundo</text:p>
            </chart:title>
            <chart:grid chart:style-name="ch9" chart:class="major"/>
          </chart:axis>
          <chart:series chart:style-name="ch10" chart:values-cell-range-address="Sheet1.C4:Sheet1.C303" chart:label-cell-address="Sheet1.C3:Sheet1.C3" chart:class="chart:line">
            <chart:data-point chart:repeated="300"/>
          </chart:series>
          <chart:series chart:style-name="ch11" chart:values-cell-range-address="Sheet1.D4:Sheet1.D303" chart:label-cell-address="Sheet1.D3:Sheet1.D3" chart:class="chart:line">
            <chart:data-point chart:repeated="3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:Sheet1.C3">CPU (Multi Thread, Alfa = 0)</text:p>
              </table:table-cell>
              <table:table-cell office:value-type="string">
                <text:p text:id="Sheet1.D3:Sheet1.D3">GPU + CPU (Multi Thread, Alfa = 0.5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">
                <text:p text:id="Sheet1.C4:Sheet1.C303">71</text:p>
              </table:table-cell>
              <table:table-cell office:value-type="float" office:value="72">
                <text:p text:id="Sheet1.D4:Sheet1.D303">7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">
                <text:p>5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">
                <text:p>5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">
                <text:p>5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">
                <text:p>6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2">
                <text:p>5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">
                <text:p>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4">
                <text:p>6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8">
                <text:p>5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4">
                <text:p>5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2">
                <text:p>6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6">
                <text:p>5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">
                <text:p>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">
                <text:p>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7">
                <text:p>4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5">
                <text:p>5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8">
                <text:p>4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1">
                <text:p>6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1">
                <text:p>5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5">
                <text:p>6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3">
                <text:p>5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8">
                <text:p>5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">
                <text:p>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1">
                <text:p>5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">
                <text:p>5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5">
                <text:p>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2">
                <text:p>6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5">
                <text:p>5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2">
                <text:p>5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1">
                <text:p>5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9">
                <text:p>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7">
                <text:p>4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2">
                <text:p>5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7">
                <text:p>5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9">
                <text:p>5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1">
                <text:p>5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8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diamond" chart:symbol-width="0cm" chart:symbol-height="0cm">
        <chart:symbol-image xlink:href="Pictures/2000000E000000DD000000DD7195D5D9.svm" xlink:type="simple" xlink:actuate="onLoad"/>
      </style:chart-properties>
      <style:graphic-properties draw:stroke="solid" svg:stroke-width="0cm" svg:stroke-color="#00b8ff" svg:stroke-opacity="50%" draw:fill-color="#00b8ff" draw:opacity="50%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cm" chart:symbol-height="0cm">
        <chart:symbol-image xlink:href="Pictures/2000000E000000DD000000DD332AEEF0.svm" xlink:type="simple" xlink:actuate="onLoad"/>
      </style:chart-properties>
      <style:graphic-properties svg:stroke-width="0cm" svg:stroke-color="#dc2300" draw:fill-color="#dc2300"/>
      <style:text-properties fo:font-size="6pt" style:font-size-asian="6pt" style:font-size-complex="6pt"/>
    </style:style>
    <style:style style:name="ch12" style:family="chart">
      <style:graphic-properties draw:stroke="solid" draw:stroke-dash="Ultrafine_20_Dashe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1.968cm" svg:height="6.988cm" chart:class="chart:line" chart:style-name="ch1">
        <chart:title svg:x="7.121cm" svg:y="0.14cm" chart:style-name="ch2">
          <text:p>FPS Durante Navegação (ATI HD 4850)</text:p>
        </chart:title>
        <chart:legend chart:legend-position="end" svg:x="16.619cm" svg:y="2.788cm" chart:style-name="ch3"/>
        <chart:plot-area chart:style-name="ch4" table:cell-range-address="Sheet1.B3:Sheet1.B303 Sheet1.E3:Sheet1.E303" chart:data-source-has-labels="row" svg:x="0.675cm" svg:y="0.78cm" svg:width="15.556cm" svg:height="5.989cm">
          <chart:axis chart:dimension="x" chart:name="primary-x" chart:style-name="ch5">
            <chart:title svg:x="8.275cm" svg:y="6.311cm" chart:style-name="ch6">
              <text:p>Frame</text:p>
            </chart:title>
          </chart:axis>
          <chart:axis chart:dimension="y" chart:name="primary-y" chart:style-name="ch7">
            <chart:title svg:x="0.437cm" svg:y="5.01cm" chart:style-name="ch8">
              <text:p>Frames por segundo</text:p>
            </chart:title>
            <chart:grid chart:style-name="ch9" chart:class="major"/>
          </chart:axis>
          <chart:series chart:style-name="ch10" chart:values-cell-range-address="Sheet1.B4:Sheet1.B303" chart:label-cell-address="Sheet1.B3:Sheet1.B3" chart:class="chart:line">
            <chart:data-point chart:repeated="300"/>
          </chart:series>
          <chart:series chart:style-name="ch11" chart:values-cell-range-address="Sheet1.E4:Sheet1.E303" chart:label-cell-address="Sheet1.E3:Sheet1.E3" chart:class="chart:line">
            <chart:data-point chart:repeated="3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:Sheet1.B3">CPU (Single Thread, Alfa = 0)</text:p>
              </table:table-cell>
              <table:table-cell office:value-type="string">
                <text:p text:id="Sheet1.E3:Sheet1.E3">GPU + CPU (Single Thread, Alfa = 0.5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">
                <text:p text:id="Sheet1.B4:Sheet1.B303">70</text:p>
              </table:table-cell>
              <table:table-cell office:value-type="float" office:value="70">
                <text:p text:id="Sheet1.E4:Sheet1.E303"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">
                <text:p>4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">
                <text:p>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">
                <text:p>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">
                <text:p>7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">
                <text:p>3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">
                <text:p>7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0">
                <text:p>7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">
                <text:p>1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">
                <text:p>5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0">
                <text:p>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">
                <text:p>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">
                <text:p>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">
                <text:p>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">
                <text:p>4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">
                <text:p>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">
                <text:p>7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">
                <text:p>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">
                <text:p>2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7">
                <text:p>4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">
                <text:p>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9">
                <text:p>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0">
                <text:p>7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">
                <text:p>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">
                <text:p>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">
                <text:p>1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0">
                <text:p>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1">
                <text:p>7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">
                <text:p>5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">
                <text:p>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">
                <text:p>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">
                <text:p>3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0">
                <text:p>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3">
                <text:p>3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">
                <text:p>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6">
                <text:p>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">
                <text:p>1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">
                <text:p>2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5">
                <text:p>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">
                <text:p>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">
                <text:p>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">
                <text:p>4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1">
                <text:p>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9">
                <text:p>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">
                <text:p>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">
                <text:p>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1">
                <text:p>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2">
                <text:p>5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">
                <text:p>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">
                <text:p>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9">
                <text:p>6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0">
                <text:p>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">
                <text:p>1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4">
                <text:p>5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0">
                <text:p>7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6">
                <text:p>6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">
                <text:p>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">
                <text:p>1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1">
                <text:p>7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">
                <text:p>1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7">
                <text:p>5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1">
                <text:p>7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">
                <text:p>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">
                <text:p>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">
                <text:p>1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0">
                <text:p>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0">
                <text:p>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6">
                <text:p>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">
                <text:p>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">
                <text:p>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0">
                <text:p>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0">
                <text:p>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">
                <text:p>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">
                <text:p>1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4">
                <text:p>6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0">
                <text:p>7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0">
                <text:p>7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8">
                <text:p>5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">
                <text:p>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1">
                <text:p>3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0">
                <text:p>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">
                <text:p>1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">
                <text:p>2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0">
                <text:p>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">
                <text:p>1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6">
                <text:p>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0">
                <text:p>7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0">
                <text:p>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">
                <text:p>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8">
                <text:p>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0">
                <text:p>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0">
                <text:p>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">
                <text:p>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">
                <text:p>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7">
                <text:p>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0">
                <text:p>7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9">
                <text:p>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1">
                <text:p>7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2">
                <text:p>2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">
                <text:p>1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">
                <text:p>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0">
                <text:p>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0">
                <text:p>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">
                <text:p>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">
                <text:p>1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5">
                <text:p>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">
                <text:p>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">
                <text:p>1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0">
                <text:p>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5">
                <text:p>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">
                <text:p>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0">
                <text:p>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0">
                <text:p>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7">
                <text:p>3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">
                <text:p>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">
                <text:p>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0">
                <text:p>7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0">
                <text:p>70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